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e8893" officeooo:paragraph-rsid="000e8893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0e8893" officeooo:paragraph-rsid="000e8893" style:font-size-asian="15pt" style:font-weight-asian="bold" style:font-size-complex="15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font-weight="normal" officeooo:rsid="000e8893" officeooo:paragraph-rsid="000e8893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officeooo:rsid="001087ad" officeooo:paragraph-rsid="001087ad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normal" officeooo:rsid="0013b7af" officeooo:paragraph-rsid="0013b7af" style:font-size-asian="12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fo:font-weight="normal" officeooo:rsid="00193696" officeooo:paragraph-rsid="0019369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fo:font-weight="bold" officeooo:rsid="000e8893" officeooo:paragraph-rsid="000e8893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fo:font-weight="bold" officeooo:rsid="00193696" officeooo:paragraph-rsid="00193696" style:font-size-asian="15pt" style:font-weight-asian="bold" style:font-size-complex="15pt" style:font-weight-complex="bold"/>
    </style:style>
    <style:style style:name="T1" style:family="text">
      <style:text-properties officeooo:rsid="00139e63"/>
    </style:style>
    <style:style style:name="T2" style:family="text">
      <style:text-properties officeooo:rsid="0013b7af"/>
    </style:style>
    <style:style style:name="T3" style:family="text">
      <style:text-properties fo:font-weight="bold" officeooo:rsid="0013b7af" style:font-weight-asian="bold" style:font-weight-complex="bold"/>
    </style:style>
    <style:style style:name="T4" style:family="text">
      <style:text-properties officeooo:rsid="001a263b"/>
    </style:style>
    <style:style style:name="T5" style:family="text">
      <style:text-properties officeooo:rsid="001c737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e de Modificaciones TP3</text:p>
      <text:p text:style-name="P1"/>
      <text:p text:style-name="P8">Algoritmo Exacto</text:p>
      <text:p text:style-name="P8"/>
      <text:list xml:id="list6035536648062828739" text:style-name="L2">
        <text:list-item>
          <text:p text:style-name="P6"><text:span text:style-name="T5">La</text:span> explicación del algoritmo <text:span text:style-name="T5">se modificó</text:span> pues se implementó una mejor poda, como fue sugerido por el corrector.</text:p>
        </text:list-item>
      </text:list>
      <text:p text:style-name="P2"/>
      <text:p text:style-name="P2">Heurística golosa MFCGM</text:p>
      <text:p text:style-name="P2"/>
      <text:list xml:id="list5537248660087098642" text:style-name="L1">
        <text:list-item>
          <text:p text:style-name="P3">Se cambió la explicación en palabras de la heurística para que se abstraiga más de la implementación <text:span text:style-name="T2">(sección </text:span><text:span text:style-name="T3">3.1.</text:span><text:span text:style-name="T2">)</text:span></text:p>
        </text:list-item>
        <text:list-item>
          <text:p text:style-name="P4">Como fue sugerido por el corrector, <text:span text:style-name="T1">la implementación de los grafos pasó a ser con lista de adyacencias en lugar de matriz de adyacencias.</text:span></text:p>
        </text:list-item>
        <text:list-item>
          <text:p text:style-name="P5">En la sección 3.1.2:</text:p>
          <text:list>
            <text:list-item>
              <text:p text:style-name="P5">El pseudocódigo cambió completamente. Ahora se abstrae mucho más de la implementación.</text:p>
            </text:list-item>
            <text:list-item>
              <text:p text:style-name="P5">Se borró todo el resto de la sección y se cambió por una explicación de por qué el pseudocódigo cumple las complejidades especificadas allí.</text:p>
            </text:list-item>
            <text:list-item>
              <text:p text:style-name="P5">Ahora la heurística se realizó con la mejor complejidad temporal posible, por lo que ya no se pierde tiempo de cómputo con el objetivo de enriquecer la experimentación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14:33:29.587706284</meta:creation-date>
    <dc:date>2017-07-11T19:46:08.555066247</dc:date>
    <meta:editing-duration>PT1H56M47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145" meta:character-count="853" meta:non-whitespace-character-count="725"/>
  </office:meta>
</office:document-meta>
</file>